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912fe" officeooo:paragraph-rsid="004912fe"/>
    </style:style>
    <style:style style:name="P2" style:family="paragraph" style:parent-style-name="Standard">
      <style:text-properties officeooo:rsid="004a0efe" officeooo:paragraph-rsid="004a0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Naprawiania pingwina ciąg dalsz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6T04:55:56.629251512</dc:date>
    <meta:editing-duration>PT21H34M17S</meta:editing-duration>
    <meta:editing-cycles>39</meta:editing-cycles>
    <meta:document-statistic meta:table-count="0" meta:image-count="0" meta:object-count="0" meta:page-count="1" meta:paragraph-count="1" meta:word-count="4" meta:character-count="33" meta:non-whitespace-character-count="30"/>
  </office:meta>
</office:document-meta>
</file>